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34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6.373cm"/>
    </style:style>
    <style:style style:name="co5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lage:</text:p>
          </table:table-cell>
          <table:table-cell office:value-type="string" calcext:value-type="string">
            <text:p>Vakuum Sauggreifer 24V Circuit layout for Vacuum Gripper Robot 24V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Angabe Fischertechni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v-Pi</text:p>
          </table:table-cell>
          <table:covered-table-cell/>
          <table:table-cell office:value-type="string" calcext:value-type="string" table:number-columns-spanned="3" table:number-rows-spanned="1">
            <text:p>Netzteil/Verteilerblock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lemme Nr.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Eingang/Ausgang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Datentyp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Potentia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tromversorgung (+) Aktoren </text:p>
            <text:p>Power supply (+) actuators</text:p>
          </table:table-cell>
          <table:table-cell office:value-type="string" calcext:value-type="string">
            <text:p>24V DC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romversorgung (+) Sensoren </text:p>
            <text:p>Power supply (+) sensors</text:p>
          </table:table-cell>
          <table:table-cell office:value-type="string" calcext:value-type="string">
            <text:p>24V DC</text:p>
          </table:table-cell>
          <table:table-cell table:number-columns-repeated="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Referenzschalter vertikal </text:p>
            <text:p>Reference switch vertical axis</text:p>
          </table:table-cell>
          <table:table-cell office:value-type="string" calcext:value-type="string">
            <text:p>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ean IN 1</text:p>
          </table:table-cell>
          <table:table-cell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Referenzschalter horizontal </text:p>
            <text:p>Reference switch horizontal axis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 IN 2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Referenzschalter drehen </text:p>
            <text:p>Reference switch rotate</text:p>
          </table:table-cell>
          <table:table-cell office:value-type="string" calcext:value-type="string">
            <text:p>I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lean IN 3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icht belegt </text:p>
            <text:p>Not used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Encoder vertikal impuls 1 </text:p>
            <text:p>Encoder vertical axis impulse 1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er IN 5</text:p>
          </table:table-cell>
          <table:table-cell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Encoder vertikal impuls 2 </text:p>
            <text:p>Encoder vertical axis impulse 2</text:p>
          </table:table-cell>
          <table:table-cell office:value-type="string" calcext:value-type="string">
            <text:p>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unter IN 6</text:p>
          </table:table-cell>
          <table:table-cell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Encoder horizontal Impuls 1 </text:p>
            <text:p>Encoder horizontal axis impulse 1</text:p>
          </table:table-cell>
          <table:table-cell office:value-type="string" calcext:value-type="string">
            <text:p>B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unter IN 7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Encoder horizontal Impuls 2 </text:p>
            <text:p>Encoder horizontal axis impulse 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er IN 8</text:p>
          </table:table-cell>
          <table:table-cell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Encoder drehen Impuls 1 </text:p>
            <text:p>Encoder rotate impulse 1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unter IN 9</text:p>
          </table:table-cell>
          <table:table-cell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Encoder drehen Impuls 2 </text:p>
            <text:p>Encoder rotate impulse 2</text:p>
          </table:table-cell>
          <table:table-cell office:value-type="string" calcext:value-type="string">
            <text:p>B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er IN 10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Motor vertikal hoch </text:p>
            <text:p>Motor vertical axis up</text:p>
          </table:table-cell>
          <table:table-cell office:value-type="string" calcext:value-type="string">
            <text:p>Q1 (M1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ean OUT 1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Motor vertical runter </text:p>
            <text:p>Motor vertical axis down</text:p>
          </table:table-cell>
          <table:table-cell office:value-type="string" calcext:value-type="string">
            <text:p>Q2 (M1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ean OUT 2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Motor horizontal rückwärts </text:p>
            <text:p>Motor horizontal axis backward</text:p>
          </table:table-cell>
          <table:table-cell office:value-type="string" calcext:value-type="string">
            <text:p>Q3 (M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ean OUT 3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Motor horizontal vorwärts</text:p>
            <text:p>Motor horizontal axis forward</text:p>
          </table:table-cell>
          <table:table-cell office:value-type="string" calcext:value-type="string">
            <text:p>Q4 (M2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ean OUT 4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Motor drehen im Uhrzeigersinn </text:p>
            <text:p>Motor rotate clockwise</text:p>
          </table:table-cell>
          <table:table-cell office:value-type="string" calcext:value-type="string">
            <text:p>Q5 (M3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ean OUT 5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Motor drehen gegen Uhrzeigersinn </text:p>
            <text:p>Motor rotate counterclockwise</text:p>
          </table:table-cell>
          <table:table-cell office:value-type="string" calcext:value-type="string">
            <text:p>Q6(M3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ean OUT 6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Kompressor </text:p>
            <text:p>Compressor</text:p>
          </table:table-cell>
          <table:table-cell office:value-type="string" calcext:value-type="string">
            <text:p>Q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ean OUT 7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entil Vakuum </text:p>
            <text:p>Valve vacuum</text:p>
          </table:table-cell>
          <table:table-cell office:value-type="string" calcext:value-type="string">
            <text:p>Q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ean OUT 8</text:p>
          </table:table-cell>
          <table:table-cell table:number-columns-repeated="3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23:37:44.70932216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5:43:09.205016022</meta:creation-date>
    <dc:date>2025-12-04T23:38:12.094014853</dc:date>
    <meta:editing-duration>PT39M50S</meta:editing-duration>
    <meta:editing-cycles>4</meta:editing-cycles>
    <meta:generator>LibreOffice/25.8.3.2$Linux_X86_64 LibreOffice_project/580$Build-2</meta:generator>
    <meta:document-statistic meta:table-count="1" meta:cell-count="112" meta:object-count="0"/>
  </office:meta>
</office:document-meta>
</file>